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5cm" svg:x="3.61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617cm" svg:y="2.4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62cm" svg:y1="2.109cm" svg:x2="4.462cm" svg:y2="2.409cm">
          <text:p/>
        </draw:line>
        <draw:custom-shape draw:style-name="gr2" draw:text-style-name="P1" draw:layer="layout" svg:width="1cm" svg:height="1cm" svg:x="2.117cm" svg:y="4.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117cm" svg:y="4.4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6cm" svg:y1="4.4cm" svg:x2="3.6cm" svg:y2="2.9cm">
          <text:p/>
        </draw:line>
        <draw:line draw:style-name="gr4" draw:text-style-name="P3" draw:layer="layout" svg:x1="5.636cm" svg:y1="4.4cm" svg:x2="4.636cm" svg:y2="2.9cm">
          <text:p/>
        </draw:line>
        <draw:custom-shape draw:style-name="gr1" draw:text-style-name="P1" draw:layer="layout" svg:width="1cm" svg:height="1.5cm" svg:x="14.91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4.917cm" svg:y="2.4cm">
          <text:p text:style-name="P2">4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862cm" svg:y1="2.109cm" svg:x2="15.762cm" svg:y2="2.409cm">
          <text:p/>
        </draw:line>
        <draw:custom-shape draw:style-name="gr2" draw:text-style-name="P1" draw:layer="layout" svg:width="1cm" svg:height="1cm" svg:x="13.417cm" svg:y="4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.417cm" svg:y="4.4cm">
          <text:p text:style-name="P2">9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9cm" svg:y1="4.4cm" svg:x2="14.9cm" svg:y2="2.9cm">
          <text:p/>
        </draw:line>
        <draw:line draw:style-name="gr4" draw:text-style-name="P3" draw:layer="layout" svg:x1="16.936cm" svg:y1="4.4cm" svg:x2="15.936cm" svg:y2="2.9cm">
          <text:p/>
        </draw:line>
        <draw:custom-shape draw:style-name="gr2" draw:text-style-name="P1" draw:layer="layout" svg:width="1cm" svg:height="1cm" svg:x="14.917cm" svg:y="4.4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cm" svg:y1="4.4cm" svg:x2="15.4cm" svg:y2="3.4cm">
          <text:p/>
        </draw:line>
        <draw:custom-shape draw:style-name="gr2" draw:text-style-name="P1" draw:layer="layout" svg:width="1cm" svg:height="1cm" svg:x="16.417cm" svg:y="6.414cm">
          <text:p text:style-name="P2">7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9cm" svg:y1="6.414cm" svg:x2="16.9cm" svg:y2="5.414cm">
          <text:p/>
        </draw:line>
        <draw:frame draw:style-name="gr5" draw:text-style-name="P4" draw:layer="layout" svg:width="3.635cm" svg:height="0.962cm" svg:x="7.965cm" svg:y="7cm">
          <draw:text-box>
            <text:p>Union(3, 8)</text:p>
          </draw:text-box>
        </draw:frame>
        <draw:custom-shape draw:style-name="gr1" draw:text-style-name="P1" draw:layer="layout" svg:width="1cm" svg:height="1.5cm" svg:x="3.61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617cm" svg:y="10.5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62cm" svg:y1="10.209cm" svg:x2="4.462cm" svg:y2="10.509cm">
          <text:p/>
        </draw:line>
        <draw:line draw:style-name="gr4" draw:text-style-name="P3" draw:layer="layout" svg:x1="6.4cm" svg:y1="12.5cm" svg:x2="4.636cm" svg:y2="11cm">
          <text:p/>
        </draw:line>
        <draw:custom-shape draw:style-name="gr2" draw:text-style-name="P1" draw:layer="layout" svg:width="1cm" svg:height="1cm" svg:x="3.621cm" svg:y="12.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118cm" svg:y1="12.5cm" svg:x2="4.118cm" svg:y2="11.5cm">
          <text:p/>
        </draw:line>
        <draw:custom-shape draw:style-name="gr2" draw:text-style-name="P1" draw:layer="layout" svg:width="1cm" svg:height="1cm" svg:x="5.9cm" svg:y="12.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4cm" svg:y="14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7.4cm" svg:y="14.5cm">
          <text:p text:style-name="P2">9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883cm" svg:y1="14.5cm" svg:x2="5.883cm" svg:y2="13cm">
          <text:p/>
        </draw:line>
        <draw:line draw:style-name="gr4" draw:text-style-name="P3" draw:layer="layout" svg:x1="7.919cm" svg:y1="14.5cm" svg:x2="6.919cm" svg:y2="13cm">
          <text:p/>
        </draw:line>
        <draw:custom-shape draw:style-name="gr2" draw:text-style-name="P1" draw:layer="layout" svg:width="1cm" svg:height="1cm" svg:x="5.9cm" svg:y="14.5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83cm" svg:y1="14.5cm" svg:x2="6.383cm" svg:y2="13.5cm">
          <text:p/>
        </draw:line>
        <draw:line draw:style-name="gr4" draw:text-style-name="P3" draw:layer="layout" svg:x1="7.883cm" svg:y1="16.514cm" svg:x2="7.883cm" svg:y2="15.514cm">
          <text:p/>
        </draw:line>
        <draw:line draw:style-name="gr4" draw:text-style-name="P3" draw:layer="layout" svg:x1="1.838cm" svg:y1="12.514cm" svg:x2="3.602cm" svg:y2="11.014cm">
          <text:p/>
        </draw:line>
        <draw:custom-shape draw:style-name="gr2" draw:text-style-name="P1" draw:layer="layout" svg:width="1cm" svg:height="1cm" svg:x="1.363cm" svg:y="12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7.4cm" svg:y="16.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5cm" svg:x="14.91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4.917cm" svg:y="10.5cm">
          <text:p text:style-name="P2">4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862cm" svg:y1="10.209cm" svg:x2="15.762cm" svg:y2="10.509cm">
          <text:p/>
        </draw:line>
        <draw:custom-shape draw:style-name="gr2" draw:text-style-name="P1" draw:layer="layout" svg:width="1cm" svg:height="1cm" svg:x="13.417cm" svg:y="12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.417cm" svg:y="12.5cm">
          <text:p text:style-name="P2">9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9cm" svg:y1="12.5cm" svg:x2="14.9cm" svg:y2="11cm">
          <text:p/>
        </draw:line>
        <draw:line draw:style-name="gr4" draw:text-style-name="P3" draw:layer="layout" svg:x1="16.936cm" svg:y1="12.5cm" svg:x2="15.936cm" svg:y2="11cm">
          <text:p/>
        </draw:line>
        <draw:custom-shape draw:style-name="gr2" draw:text-style-name="P1" draw:layer="layout" svg:width="1cm" svg:height="1cm" svg:x="14.917cm" svg:y="12.5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cm" svg:y1="12.5cm" svg:x2="15.4cm" svg:y2="11.5cm">
          <text:p/>
        </draw:line>
        <draw:custom-shape draw:style-name="gr2" draw:text-style-name="P1" draw:layer="layout" svg:width="1cm" svg:height="1cm" svg:x="16.417cm" svg:y="14.514cm">
          <text:p text:style-name="P2">7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9cm" svg:y1="14.514cm" svg:x2="16.9cm" svg:y2="13.514cm">
          <text:p/>
        </draw:line>
        <draw:custom-shape draw:style-name="gr2" draw:text-style-name="P1" draw:layer="layout" svg:width="1cm" svg:height="1cm" svg:x="11.4cm" svg:y="12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.9cm" svg:y="14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.9cm" svg:y="14.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383cm" svg:y1="14.5cm" svg:x2="11.383cm" svg:y2="13cm">
          <text:p/>
        </draw:line>
        <draw:line draw:style-name="gr4" draw:text-style-name="P3" draw:layer="layout" svg:x1="13.419cm" svg:y1="14.5cm" svg:x2="12.419cm" svg:y2="13cm">
          <text:p/>
        </draw:line>
        <draw:line draw:style-name="gr4" draw:text-style-name="P3" draw:layer="layout" svg:x1="11.887cm" svg:y1="12.514cm" svg:x2="14.9cm" svg:y2="10.8cm">
          <text:p/>
        </draw:line>
        <draw:line draw:style-name="gr6" draw:text-style-name="P3" draw:layer="layout" svg:x1="7.7cm" svg:y1="8.1cm" svg:x2="5.2cm" svg:y2="9.7cm">
          <text:p/>
        </draw:line>
        <draw:line draw:style-name="gr6" draw:text-style-name="P3" draw:layer="layout" svg:x1="11.5cm" svg:y1="8.1cm" svg:x2="14cm" svg:y2="9.7cm">
          <text:p/>
        </draw:line>
        <draw:line draw:style-name="gr7" draw:text-style-name="P3" draw:layer="layout" svg:x1="3.8cm" svg:y1="16.6cm" svg:x2="4.4cm" svg:y2="17.2cm">
          <text:p/>
        </draw:line>
        <draw:line draw:style-name="gr7" draw:text-style-name="P3" draw:layer="layout" svg:x1="4.4cm" svg:y1="16.6cm" svg:x2="3.8cm" svg:y2="17.2cm">
          <text:p/>
        </draw:line>
        <draw:line draw:style-name="gr8" draw:text-style-name="P3" draw:layer="layout" svg:x1="14.2cm" svg:y1="16.9cm" svg:x2="14.45cm" svg:y2="17.152cm">
          <text:p/>
        </draw:line>
        <draw:line draw:style-name="gr8" draw:text-style-name="P3" draw:layer="layout" svg:x1="15cm" svg:y1="16.6cm" svg:x2="14.45cm" svg:y2="17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03T12:21:18.595000000</dc:date>
    <meta:editing-duration>PT26M43S</meta:editing-duration>
    <meta:editing-cycles>20</meta:editing-cycles>
    <meta:generator>LibreOffice/5.4.3.2$Windows_X86_64 LibreOffice_project/92a7159f7e4af62137622921e809f8546db437e5</meta:generator>
    <meta:document-statistic meta:object-count="59"/>
  </office:meta>
</office:document-meta>
</file>